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so</text:p>
          </table:table-cell>
          <table:table-cell office:value-type="string">
            <text:p>sector</text:p>
          </table:table-cell>
          <table:table-cell office:value-type="string">
            <text:p>A</text:p>
          </table:table-cell>
          <table:table-cell office:value-type="string">
            <text:p>ULC</text:p>
          </table:table-cell>
          <table:table-cell office:value-type="string">
            <text:p>land_d~d</text:p>
          </table:table-cell>
        </table:table-row>
        <table:table-row table:style-name="ro1">
          <table:table-cell office:value-type="string">
            <text:p>AUT</text:p>
          </table:table-cell>
          <table:table-cell office:value-type="float" office:value="1">
            <text:p>1</text:p>
          </table:table-cell>
          <table:table-cell office:value-type="float" office:value="0.791346">
            <text:p>0.791346</text:p>
          </table:table-cell>
          <table:table-cell office:value-type="float" office:value="0.9708025">
            <text:p>0.9708025</text:p>
          </table:table-cell>
          <table:table-cell office:value-type="float" office:value="0.0057283">
            <text:p>0.0057283</text:p>
          </table:table-cell>
        </table:table-row>
        <table:table-row table:style-name="ro1">
          <table:table-cell office:value-type="string">
            <text:p>AUT</text:p>
          </table:table-cell>
          <table:table-cell office:value-type="float" office:value="2">
            <text:p>2</text:p>
          </table:table-cell>
          <table:table-cell office:value-type="float" office:value="0.752577">
            <text:p>0.752577</text:p>
          </table:table-cell>
          <table:table-cell office:value-type="float" office:value="0.866653">
            <text:p>0.866653</text:p>
          </table:table-cell>
          <table:table-cell office:value-type="float" office:value="0.0004889">
            <text:p>0.0004889</text:p>
          </table:table-cell>
        </table:table-row>
        <table:table-row table:style-name="ro1">
          <table:table-cell office:value-type="string">
            <text:p>AUT</text:p>
          </table:table-cell>
          <table:table-cell office:value-type="float" office:value="3">
            <text:p>3</text:p>
          </table:table-cell>
          <table:table-cell office:value-type="float" office:value="0.32192">
            <text:p>0.32192</text:p>
          </table:table-cell>
          <table:table-cell office:value-type="float" office:value="2.357687">
            <text:p>2.357687</text:p>
          </table:table-cell>
          <table:table-cell office:value-type="float" office:value="0.9937828">
            <text:p>0.9937828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float" office:value="1">
            <text:p>1</text:p>
          </table:table-cell>
          <table:table-cell office:value-type="float" office:value="1.01974">
            <text:p>1.01974</text:p>
          </table:table-cell>
          <table:table-cell office:value-type="float" office:value="1.071597">
            <text:p>1.071597</text:p>
          </table:table-cell>
          <table:table-cell office:value-type="float" office:value="0.5611669">
            <text:p>0.5611669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float" office:value="2">
            <text:p>2</text:p>
          </table:table-cell>
          <table:table-cell office:value-type="float" office:value="1.24818">
            <text:p>1.24818</text:p>
          </table:table-cell>
          <table:table-cell office:value-type="float" office:value="0.9070445">
            <text:p>0.9070445</text:p>
          </table:table-cell>
          <table:table-cell office:value-type="float" office:value="0.025452">
            <text:p>0.025452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float" office:value="3">
            <text:p>3</text:p>
          </table:table-cell>
          <table:table-cell office:value-type="float" office:value="0.869908">
            <text:p>0.869908</text:p>
          </table:table-cell>
          <table:table-cell office:value-type="float" office:value="0.9566162">
            <text:p>0.9566162</text:p>
          </table:table-cell>
          <table:table-cell office:value-type="float" office:value="0.4133811">
            <text:p>0.4133811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1">
            <text:p>1</text:p>
          </table:table-cell>
          <table:table-cell office:value-type="float" office:value="1.04506">
            <text:p>1.04506</text:p>
          </table:table-cell>
          <table:table-cell office:value-type="float" office:value="0.8898262">
            <text:p>0.8898262</text:p>
          </table:table-cell>
          <table:table-cell office:value-type="float" office:value="0.0960381">
            <text:p>0.0960381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2">
            <text:p>2</text:p>
          </table:table-cell>
          <table:table-cell office:value-type="float" office:value="1.40058">
            <text:p>1.40058</text:p>
          </table:table-cell>
          <table:table-cell office:value-type="float" office:value="0.643923">
            <text:p>0.643923</text:p>
          </table:table-cell>
          <table:table-cell office:value-type="float" office:value="0.0008888">
            <text:p>0.0008888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3">
            <text:p>3</text:p>
          </table:table-cell>
          <table:table-cell office:value-type="float" office:value="0.584304">
            <text:p>0.584304</text:p>
          </table:table-cell>
          <table:table-cell office:value-type="float" office:value="1.036244">
            <text:p>1.036244</text:p>
          </table:table-cell>
          <table:table-cell office:value-type="float" office:value="0.9030731">
            <text:p>0.9030731</text:p>
          </table:table-cell>
        </table:table-row>
        <table:table-row table:style-name="ro1">
          <table:table-cell office:value-type="string">
            <text:p>CYP</text:p>
          </table:table-cell>
          <table:table-cell office:value-type="float" office:value="1">
            <text:p>1</text:p>
          </table:table-cell>
          <table:table-cell office:value-type="float" office:value="1.09374">
            <text:p>1.09374</text:p>
          </table:table-cell>
          <table:table-cell office:value-type="float" office:value="0.642278">
            <text:p>0.642278</text:p>
          </table:table-cell>
          <table:table-cell office:value-type="float" office:value="0.0005629">
            <text:p>0.0005629</text:p>
          </table:table-cell>
        </table:table-row>
        <table:table-row table:style-name="ro1">
          <table:table-cell office:value-type="string">
            <text:p>CYP</text:p>
          </table:table-cell>
          <table:table-cell office:value-type="float" office:value="2">
            <text:p>2</text:p>
          </table:table-cell>
          <table:table-cell office:value-type="float" office:value="0.815678">
            <text:p>0.815678</text:p>
          </table:table-cell>
          <table:table-cell office:value-type="float" office:value="0.6070501">
            <text:p>0.6070501</text:p>
          </table:table-cell>
          <table:table-cell office:value-type="float" office:value="0.0000181">
            <text:p>0.0000181</text:p>
          </table:table-cell>
        </table:table-row>
        <table:table-row table:style-name="ro1">
          <table:table-cell office:value-type="string">
            <text:p>CYP</text:p>
          </table:table-cell>
          <table:table-cell office:value-type="float" office:value="3">
            <text:p>3</text:p>
          </table:table-cell>
          <table:table-cell office:value-type="float" office:value="0.128518">
            <text:p>0.128518</text:p>
          </table:table-cell>
          <table:table-cell office:value-type="float" office:value="1.895759">
            <text:p>1.895759</text:p>
          </table:table-cell>
          <table:table-cell office:value-type="float" office:value="0.999419">
            <text:p>0.999419</text:p>
          </table:table-cell>
        </table:table-row>
        <table:table-row table:style-name="ro1">
          <table:table-cell office:value-type="string">
            <text:p>DEU</text:p>
          </table:table-cell>
          <table:table-cell office:value-type="float" office:value="1">
            <text:p>1</text:p>
          </table:table-cell>
          <table:table-cell office:value-type="float" office:value="1.0209">
            <text:p>1.0209</text:p>
          </table:table-cell>
          <table:table-cell office:value-type="float" office:value="0.9957466">
            <text:p>0.9957466</text:p>
          </table:table-cell>
          <table:table-cell office:value-type="float" office:value="0.0342448">
            <text:p>0.0342448</text:p>
          </table:table-cell>
        </table:table-row>
        <table:table-row table:style-name="ro1">
          <table:table-cell office:value-type="string">
            <text:p>DEU</text:p>
          </table:table-cell>
          <table:table-cell office:value-type="float" office:value="2">
            <text:p>2</text:p>
          </table:table-cell>
          <table:table-cell office:value-type="float" office:value="0.841243">
            <text:p>0.841243</text:p>
          </table:table-cell>
          <table:table-cell office:value-type="float" office:value="1.037889">
            <text:p>1.037889</text:p>
          </table:table-cell>
          <table:table-cell office:value-type="float" office:value="0.01486">
            <text:p>0.01486</text:p>
          </table:table-cell>
        </table:table-row>
        <table:table-row table:style-name="ro1">
          <table:table-cell office:value-type="string">
            <text:p>DEU</text:p>
          </table:table-cell>
          <table:table-cell office:value-type="float" office:value="3">
            <text:p>3</text:p>
          </table:table-cell>
          <table:table-cell office:value-type="float" office:value="0.500496">
            <text:p>0.500496</text:p>
          </table:table-cell>
          <table:table-cell office:value-type="float" office:value="1.856787">
            <text:p>1.856787</text:p>
          </table:table-cell>
          <table:table-cell office:value-type="float" office:value="0.9508952">
            <text:p>0.9508952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float" office:value="1">
            <text:p>1</text:p>
          </table:table-cell>
          <table:table-cell office:value-type="float" office:value="0.747651">
            <text:p>0.747651</text:p>
          </table:table-cell>
          <table:table-cell office:value-type="float" office:value="1.035677">
            <text:p>1.035677</text:p>
          </table:table-cell>
          <table:table-cell office:value-type="float" office:value="0.0158">
            <text:p>0.0158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float" office:value="2">
            <text:p>2</text:p>
          </table:table-cell>
          <table:table-cell office:value-type="float" office:value="1.08231">
            <text:p>1.08231</text:p>
          </table:table-cell>
          <table:table-cell office:value-type="float" office:value="0.8145107">
            <text:p>0.8145107</text:p>
          </table:table-cell>
          <table:table-cell office:value-type="float" office:value="0.0005388">
            <text:p>0.0005388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float" office:value="3">
            <text:p>3</text:p>
          </table:table-cell>
          <table:table-cell office:value-type="float" office:value="0.205297">
            <text:p>0.205297</text:p>
          </table:table-cell>
          <table:table-cell office:value-type="float" office:value="1.810181">
            <text:p>1.810181</text:p>
          </table:table-cell>
          <table:table-cell office:value-type="float" office:value="0.9836612">
            <text:p>0.9836612</text:p>
          </table:table-cell>
        </table:table-row>
        <table:table-row table:style-name="ro1">
          <table:table-cell office:value-type="string">
            <text:p>FRA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0.9719807">
            <text:p>0.9719807</text:p>
          </table:table-cell>
          <table:table-cell office:value-type="float" office:value="0.0292449">
            <text:p>0.0292449</text:p>
          </table:table-cell>
        </table:table-row>
        <table:table-row table:style-name="ro1">
          <table:table-cell office:value-type="string">
            <text:p>FRA</text:p>
          </table:table-cell>
          <table:table-cell office:value-type="float" office:value="2">
            <text:p>2</text:p>
          </table:table-cell>
          <table:table-cell office:value-type="float" office:value="0.786965">
            <text:p>0.786965</text:p>
          </table:table-cell>
          <table:table-cell office:value-type="float" office:value="1.058498">
            <text:p>1.058498</text:p>
          </table:table-cell>
          <table:table-cell office:value-type="float" office:value="0.0111779">
            <text:p>0.0111779</text:p>
          </table:table-cell>
        </table:table-row>
        <table:table-row table:style-name="ro1">
          <table:table-cell office:value-type="string">
            <text:p>FRA</text:p>
          </table:table-cell>
          <table:table-cell office:value-type="float" office:value="3">
            <text:p>3</text:p>
          </table:table-cell>
          <table:table-cell office:value-type="float" office:value="0.439001">
            <text:p>0.439001</text:p>
          </table:table-cell>
          <table:table-cell office:value-type="float" office:value="1.56765">
            <text:p>1.56765</text:p>
          </table:table-cell>
          <table:table-cell office:value-type="float" office:value="0.9595772">
            <text:p>0.9595772</text:p>
          </table:table-cell>
        </table:table-row>
        <table:table-row table:style-name="ro1">
          <table:table-cell office:value-type="string">
            <text:p>GRC</text:p>
          </table:table-cell>
          <table:table-cell office:value-type="float" office:value="1">
            <text:p>1</text:p>
          </table:table-cell>
          <table:table-cell office:value-type="float" office:value="1.04211">
            <text:p>1.04211</text:p>
          </table:table-cell>
          <table:table-cell office:value-type="float" office:value="0.4526751">
            <text:p>0.452675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GRC</text:p>
          </table:table-cell>
          <table:table-cell office:value-type="float" office:value="2">
            <text:p>2</text:p>
          </table:table-cell>
          <table:table-cell office:value-type="float" office:value="0.576018">
            <text:p>0.576018</text:p>
          </table:table-cell>
          <table:table-cell office:value-type="float" office:value="0.8336595">
            <text:p>0.83365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C</text:p>
          </table:table-cell>
          <table:table-cell office:value-type="float" office:value="3">
            <text:p>3</text:p>
          </table:table-cell>
          <table:table-cell office:value-type="float" office:value="0.117137">
            <text:p>0.117137</text:p>
          </table:table-cell>
          <table:table-cell office:value-type="float" office:value="1.300079">
            <text:p>1.30007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UN</text:p>
          </table:table-cell>
          <table:table-cell office:value-type="float" office:value="1">
            <text:p>1</text:p>
          </table:table-cell>
          <table:table-cell office:value-type="float" office:value="0.551456">
            <text:p>0.551456</text:p>
          </table:table-cell>
          <table:table-cell office:value-type="float" office:value="0.7659416">
            <text:p>0.7659416</text:p>
          </table:table-cell>
          <table:table-cell office:value-type="float" office:value="0.049339">
            <text:p>0.049339</text:p>
          </table:table-cell>
        </table:table-row>
        <table:table-row table:style-name="ro1">
          <table:table-cell office:value-type="string">
            <text:p>HUN</text:p>
          </table:table-cell>
          <table:table-cell office:value-type="float" office:value="2">
            <text:p>2</text:p>
          </table:table-cell>
          <table:table-cell office:value-type="float" office:value="0.307512">
            <text:p>0.307512</text:p>
          </table:table-cell>
          <table:table-cell office:value-type="float" office:value="0.9908029">
            <text:p>0.9908029</text:p>
          </table:table-cell>
          <table:table-cell office:value-type="float" office:value="0.1045437">
            <text:p>0.1045437</text:p>
          </table:table-cell>
        </table:table-row>
        <table:table-row table:style-name="ro1">
          <table:table-cell office:value-type="string">
            <text:p>HUN</text:p>
          </table:table-cell>
          <table:table-cell office:value-type="float" office:value="3">
            <text:p>3</text:p>
          </table:table-cell>
          <table:table-cell office:value-type="float" office:value="0.196221">
            <text:p>0.196221</text:p>
          </table:table-cell>
          <table:table-cell office:value-type="float" office:value="0.7446082">
            <text:p>0.7446082</text:p>
          </table:table-cell>
          <table:table-cell office:value-type="float" office:value="0.8461173">
            <text:p>0.8461173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float" office:value="0.937962">
            <text:p>0.937962</text:p>
          </table:table-cell>
          <table:table-cell office:value-type="float" office:value="0.8666059">
            <text:p>0.8666059</text:p>
          </table:table-cell>
          <table:table-cell office:value-type="float" office:value="0.0086171">
            <text:p>0.0086171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float" office:value="1.00816">
            <text:p>1.00816</text:p>
          </table:table-cell>
          <table:table-cell office:value-type="float" office:value="1.040241">
            <text:p>1.040241</text:p>
          </table:table-cell>
          <table:table-cell office:value-type="float" office:value="0.0096993">
            <text:p>0.0096993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float" office:value="0.253434">
            <text:p>0.253434</text:p>
          </table:table-cell>
          <table:table-cell office:value-type="float" office:value="1.700532">
            <text:p>1.700532</text:p>
          </table:table-cell>
          <table:table-cell office:value-type="float" office:value="0.9816836">
            <text:p>0.9816836</text:p>
          </table:table-cell>
        </table:table-row>
        <table:table-row table:style-name="ro1">
          <table:table-cell office:value-type="string">
            <text:p>LUX</text:p>
          </table:table-cell>
          <table:table-cell office:value-type="float" office:value="1">
            <text:p>1</text:p>
          </table:table-cell>
          <table:table-cell office:value-type="float" office:value="1.91569">
            <text:p>1.91569</text:p>
          </table:table-cell>
          <table:table-cell office:value-type="float" office:value="0.7169434">
            <text:p>0.7169434</text:p>
          </table:table-cell>
          <table:table-cell office:value-type="float" office:value="0.0127039">
            <text:p>0.0127039</text:p>
          </table:table-cell>
        </table:table-row>
        <table:table-row table:style-name="ro1">
          <table:table-cell office:value-type="string">
            <text:p>LUX</text:p>
          </table:table-cell>
          <table:table-cell office:value-type="float" office:value="2">
            <text:p>2</text:p>
          </table:table-cell>
          <table:table-cell office:value-type="float" office:value="0.813196">
            <text:p>0.813196</text:p>
          </table:table-cell>
          <table:table-cell office:value-type="float" office:value="1.078818">
            <text:p>1.078818</text:p>
          </table:table-cell>
          <table:table-cell office:value-type="float" office:value="0.0443052">
            <text:p>0.0443052</text:p>
          </table:table-cell>
        </table:table-row>
        <table:table-row table:style-name="ro1">
          <table:table-cell office:value-type="string">
            <text:p>LUX</text:p>
          </table:table-cell>
          <table:table-cell office:value-type="float" office:value="3">
            <text:p>3</text:p>
          </table:table-cell>
          <table:table-cell office:value-type="float" office:value="0.518099">
            <text:p>0.518099</text:p>
          </table:table-cell>
          <table:table-cell office:value-type="float" office:value="1.667491">
            <text:p>1.667491</text:p>
          </table:table-cell>
          <table:table-cell office:value-type="float" office:value="0.9429909">
            <text:p>0.9429909</text:p>
          </table:table-cell>
        </table:table-row>
        <table:table-row table:style-name="ro1">
          <table:table-cell office:value-type="string">
            <text:p>MLT</text:p>
          </table:table-cell>
          <table:table-cell office:value-type="float" office:value="1">
            <text:p>1</text:p>
          </table:table-cell>
          <table:table-cell office:value-type="float" office:value="0.572267">
            <text:p>0.572267</text:p>
          </table:table-cell>
          <table:table-cell office:value-type="float" office:value="0.704895">
            <text:p>0.704895</text:p>
          </table:table-cell>
          <table:table-cell office:value-type="float" office:value="0.0526442">
            <text:p>0.0526442</text:p>
          </table:table-cell>
        </table:table-row>
        <table:table-row table:style-name="ro1">
          <table:table-cell office:value-type="string">
            <text:p>MLT</text:p>
          </table:table-cell>
          <table:table-cell office:value-type="float" office:value="2">
            <text:p>2</text:p>
          </table:table-cell>
          <table:table-cell office:value-type="float" office:value="0.325826">
            <text:p>0.325826</text:p>
          </table:table-cell>
          <table:table-cell office:value-type="float" office:value="1.003603">
            <text:p>1.003603</text:p>
          </table:table-cell>
          <table:table-cell office:value-type="float" office:value="0.3366116">
            <text:p>0.3366116</text:p>
          </table:table-cell>
        </table:table-row>
        <table:table-row table:style-name="ro1">
          <table:table-cell office:value-type="string">
            <text:p>MLT</text:p>
          </table:table-cell>
          <table:table-cell office:value-type="float" office:value="3">
            <text:p>3</text:p>
          </table:table-cell>
          <table:table-cell office:value-type="float" office:value="0.235873">
            <text:p>0.235873</text:p>
          </table:table-cell>
          <table:table-cell office:value-type="float" office:value="0.642744">
            <text:p>0.642744</text:p>
          </table:table-cell>
          <table:table-cell office:value-type="float" office:value="0.6107442">
            <text:p>0.6107442</text:p>
          </table:table-cell>
        </table:table-row>
        <table:table-row table:style-name="ro1">
          <table:table-cell office:value-type="string">
            <text:p>NLD</text:p>
          </table:table-cell>
          <table:table-cell office:value-type="float" office:value="1">
            <text:p>1</text:p>
          </table:table-cell>
          <table:table-cell office:value-type="float" office:value="1.03071">
            <text:p>1.03071</text:p>
          </table:table-cell>
          <table:table-cell office:value-type="float" office:value="1.040497">
            <text:p>1.040497</text:p>
          </table:table-cell>
          <table:table-cell office:value-type="float" office:value="0.2425704">
            <text:p>0.2425704</text:p>
          </table:table-cell>
        </table:table-row>
        <table:table-row table:style-name="ro1">
          <table:table-cell office:value-type="string">
            <text:p>NLD</text:p>
          </table:table-cell>
          <table:table-cell office:value-type="float" office:value="2">
            <text:p>2</text:p>
          </table:table-cell>
          <table:table-cell office:value-type="float" office:value="1.72794">
            <text:p>1.72794</text:p>
          </table:table-cell>
          <table:table-cell office:value-type="float" office:value="0.4406478">
            <text:p>0.4406478</text:p>
          </table:table-cell>
          <table:table-cell office:value-type="float" office:value="0.0000108">
            <text:p>0.0000108</text:p>
          </table:table-cell>
        </table:table-row>
        <table:table-row table:style-name="ro1">
          <table:table-cell office:value-type="string">
            <text:p>NLD</text:p>
          </table:table-cell>
          <table:table-cell office:value-type="float" office:value="3">
            <text:p>3</text:p>
          </table:table-cell>
          <table:table-cell office:value-type="float" office:value="0.610599">
            <text:p>0.610599</text:p>
          </table:table-cell>
          <table:table-cell office:value-type="float" office:value="1.03259">
            <text:p>1.03259</text:p>
          </table:table-cell>
          <table:table-cell office:value-type="float" office:value="0.7574188">
            <text:p>0.7574188</text:p>
          </table:table-cell>
        </table:table-row>
        <table:table-row table:style-name="ro1">
          <table:table-cell office:value-type="string">
            <text:p>POL</text:p>
          </table:table-cell>
          <table:table-cell office:value-type="float" office:value="1">
            <text:p>1</text:p>
          </table:table-cell>
          <table:table-cell office:value-type="float" office:value="0.753818">
            <text:p>0.753818</text:p>
          </table:table-cell>
          <table:table-cell office:value-type="float" office:value="0.6204515">
            <text:p>0.6204515</text:p>
          </table:table-cell>
          <table:table-cell office:value-type="float" office:value="0.0000412">
            <text:p>0.0000412</text:p>
          </table:table-cell>
        </table:table-row>
        <table:table-row table:style-name="ro1">
          <table:table-cell office:value-type="string">
            <text:p>POL</text:p>
          </table:table-cell>
          <table:table-cell office:value-type="float" office:value="2">
            <text:p>2</text:p>
          </table:table-cell>
          <table:table-cell office:value-type="float" office:value="0.361507">
            <text:p>0.361507</text:p>
          </table:table-cell>
          <table:table-cell office:value-type="float" office:value="0.9112843">
            <text:p>0.9112843</text:p>
          </table:table-cell>
          <table:table-cell office:value-type="float" office:value="0.0002059">
            <text:p>0.0002059</text:p>
          </table:table-cell>
        </table:table-row>
        <table:table-row table:style-name="ro1">
          <table:table-cell office:value-type="string">
            <text:p>POL</text:p>
          </table:table-cell>
          <table:table-cell office:value-type="float" office:value="3">
            <text:p>3</text:p>
          </table:table-cell>
          <table:table-cell office:value-type="float" office:value="0.071002">
            <text:p>0.071002</text:p>
          </table:table-cell>
          <table:table-cell office:value-type="float" office:value="2.659167">
            <text:p>2.659167</text:p>
          </table:table-cell>
          <table:table-cell office:value-type="float" office:value="0.9997529">
            <text:p>0.9997529</text:p>
          </table:table-cell>
        </table:table-row>
        <table:table-row table:style-name="ro1"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0.620273">
            <text:p>0.620273</text:p>
          </table:table-cell>
          <table:table-cell office:value-type="float" office:value="0.8349682">
            <text:p>0.8349682</text:p>
          </table:table-cell>
          <table:table-cell office:value-type="float" office:value="0.0001582">
            <text:p>0.0001582</text:p>
          </table:table-cell>
        </table:table-row>
        <table:table-row table:style-name="ro1">
          <table:table-cell office:value-type="string">
            <text:p>SVN</text:p>
          </table:table-cell>
          <table:table-cell office:value-type="float" office:value="2">
            <text:p>2</text:p>
          </table:table-cell>
          <table:table-cell office:value-type="float" office:value="0.408185">
            <text:p>0.408185</text:p>
          </table:table-cell>
          <table:table-cell office:value-type="float" office:value="1.240857">
            <text:p>1.240857</text:p>
          </table:table-cell>
          <table:table-cell office:value-type="float" office:value="0.001963">
            <text:p>0.001963</text:p>
          </table:table-cell>
        </table:table-row>
        <table:table-row table:style-name="ro1">
          <table:table-cell office:value-type="string">
            <text:p>SVN</text:p>
          </table:table-cell>
          <table:table-cell office:value-type="float" office:value="3">
            <text:p>3</text:p>
          </table:table-cell>
          <table:table-cell office:value-type="float" office:value="0.066222">
            <text:p>0.066222</text:p>
          </table:table-cell>
          <table:table-cell office:value-type="float" office:value="3.724977">
            <text:p>3.724977</text:p>
          </table:table-cell>
          <table:table-cell office:value-type="float" office:value="0.9978788">
            <text:p>0.9978788</text:p>
          </table:table-cell>
        </table:table-row>
        <table:table-row table:style-name="ro1">
          <table:table-cell office:value-type="string">
            <text:p>USA</text:p>
          </table:table-cell>
          <table:table-cell table:number-columns-repeated="3" office:value-type="float" office:value="1">
            <text:p>1</text:p>
          </table:table-cell>
          <table:table-cell office:value-type="float" office:value="0.3234668">
            <text:p>0.3234668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0600078">
            <text:p>0.0600078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6165254">
            <text:p>0.616525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7/27/2012</text:date>, <text:time>21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Karadi</meta:initial-creator>
    <meta:creation-date>2012-07-27T10:21:27.58</meta:creation-date>
    <dc:date>2012-07-27T21:29:56.81</dc:date>
    <dc:creator>Peter Karadi</dc:creator>
    <meta:editing-duration>PT10H53M19S</meta:editing-duration>
    <meta:editing-cycles>1</meta:editing-cycles>
    <meta:document-statistic meta:table-count="3" meta:cell-count="245" meta:object-count="0"/>
    <meta:generator>OpenOffice.org/3.3$Win32 OpenOffice.org_project/330m20$Build-9567</meta:generator>
  </office:meta>
</office:document-meta>
</file>